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4819*"/>
    </style:style>
    <style:style style:name="Таблица1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text-properties officeooo:rsid="001200e9" officeooo:paragraph-rsid="000a4f17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4pt" fo:font-weight="bold" officeooo:rsid="001200e9" officeooo:paragraph-rsid="000a4f1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200e9" officeooo:paragraph-rsid="000a4f17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4pt" fo:font-weight="bold" officeooo:paragraph-rsid="000a4f17" style:font-size-asian="14pt" style:font-size-complex="14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style:font-name="Liberation Serif" fo:font-size="14pt" fo:font-weight="bold" officeooo:paragraph-rsid="000a4f17" style:font-size-asian="14pt" style:font-size-complex="14pt"/>
    </style:style>
    <style:style style:name="P6" style:family="paragraph" style:parent-style-name="Table_20_Contents">
      <style:text-properties style:font-name="Liberation Serif" fo:font-size="14pt" officeooo:rsid="000a4f17" officeooo:paragraph-rsid="000a4f17" style:font-size-asian="12.25pt" style:font-size-complex="14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4pt" officeooo:paragraph-rsid="000a4f17" style:font-size-asian="14pt" style:font-size-complex="14pt"/>
    </style:style>
    <style:style style:name="P10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4pt" officeooo:paragraph-rsid="000a4f17" style:font-size-asian="14pt" style:font-size-complex="14pt"/>
    </style:style>
    <style:style style:name="P11" style:family="paragraph">
      <style:paragraph-properties fo:text-align="start"/>
    </style:style>
    <style:style style:name="T1" style:family="text">
      <style:text-properties officeooo:rsid="000a4f17"/>
    </style:style>
    <style:style style:name="T2" style:family="text">
      <style:text-properties style:text-position="-8% 80%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Флажок 1" form:control-implementation="ooo:com.sun.star.form.component.CheckBox" xml:id="control1" form:id="control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" form:id="control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" form:id="control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" form:id="control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" form:id="control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" form:id="control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" form:id="control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8" form:id="control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9" form:id="control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0" form:id="control1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1" form:id="control1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2" form:id="control1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3" form:id="control1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4" form:id="control1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5" form:id="control1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6" form:id="control1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7" form:id="control1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8" form:id="control1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19" form:id="control1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0" form:id="control2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1" form:id="control2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2" form:id="control2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3" form:id="control2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4" form:id="control2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5" form:id="control2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6" form:id="control2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7" form:id="control2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8" form:id="control2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29" form:id="control2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0" form:id="control3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1" form:id="control3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2" form:id="control3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3" form:id="control3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4" form:id="control3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5" form:id="control3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6" form:id="control3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7" form:id="control3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8" form:id="control3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39" form:id="control3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0" form:id="control4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1" form:id="control4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2" form:id="control4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3" form:id="control4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4" form:id="control4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5" form:id="control4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6" form:id="control4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7" form:id="control4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8" form:id="control4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49" form:id="control4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0" form:id="control5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1" form:id="control5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2" form:id="control5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3" form:id="control5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4" form:id="control5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5" form:id="control5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6" form:id="control5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7" form:id="control5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8" form:id="control5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59" form:id="control5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0" form:id="control6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1" form:id="control6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2" form:id="control6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3" form:id="control6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4" form:id="control6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5" form:id="control6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6" form:id="control6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7" form:id="control6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8" form:id="control68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69" form:id="control69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0" form:id="control70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1" form:id="control71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2" form:id="control72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3" form:id="control73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4" form:id="control74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5" form:id="control75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6" form:id="control76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Флажок 1" form:control-implementation="ooo:com.sun.star.form.component.CheckBox" xml:id="control77" form:id="control77" form:label="Флажок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6">ФИО</text:p>
          </table:table-cell>
          <table:table-cell table:style-name="Таблица1.A1" office:value-type="string">
            <text:p text:style-name="P6">Дата</text:p>
          </table:table-cell>
        </table:table-row>
      </table:table>
      <text:p text:style-name="P1"/>
      <text:p text:style-name="P2">Понятие о кислотах</text:p>
      <text:p text:style-name="P3">Вопрос № 1</text:p>
      <text:p text:style-name="P8">H<text:span text:style-name="T2">2</text:span>SO<text:span text:style-name="T2">4</text:span>-...</text:p>
      <text:p text:style-name="P9"><draw:control text:anchor-type="as-char" draw:z-index="0" draw:name="Элемент управления 1" draw:style-name="gr1" draw:text-style-name="P11" svg:width="0.265cm" svg:height="0.292cm" draw:control="control1"/><text:s/>сероводородная кислота<text:line-break/><draw:control text:anchor-type="as-char" draw:z-index="1" draw:name="Элемент управления 2" draw:style-name="gr1" draw:text-style-name="P11" svg:width="0.265cm" svg:height="0.292cm" draw:control="control2"/> серная кислота<text:line-break/><draw:control text:anchor-type="as-char" draw:z-index="2" draw:name="Элемент управления 3" draw:style-name="gr1" draw:text-style-name="P11" svg:width="0.265cm" svg:height="0.292cm" draw:control="control3"/> кремниевая кислота</text:p>
      <text:p text:style-name="P4">Вопрос № 2</text:p>
      <text:p text:style-name="P10">H2SO3-…<text:line-break/><draw:control text:anchor-type="as-char" draw:z-index="3" draw:name="Элемент управления 4" draw:style-name="gr1" draw:text-style-name="P11" svg:width="0.265cm" svg:height="0.292cm" draw:control="control4"/> сернистая кислота<text:line-break/><draw:control text:anchor-type="as-char" draw:z-index="4" draw:name="Элемент управления 5" draw:style-name="gr1" draw:text-style-name="P11" svg:width="0.265cm" svg:height="0.292cm" draw:control="control5"/> серная кислота<text:line-break/><draw:control text:anchor-type="as-char" draw:z-index="5" draw:name="Элемент управления 6" draw:style-name="gr1" draw:text-style-name="P11" svg:width="0.265cm" svg:height="0.292cm" draw:control="control6"/> кремниевая кислота</text:p>
      <text:p text:style-name="P5">Вопрос № 3</text:p>
      <text:p text:style-name="P8">H<text:span text:style-name="T2">2</text:span>S -...</text:p>
      <text:p text:style-name="P9"><draw:control text:anchor-type="as-char" draw:z-index="6" draw:name="Элемент управления 7" draw:style-name="gr1" draw:text-style-name="P11" svg:width="0.265cm" svg:height="0.292cm" draw:control="control7"/><text:s/>сероводородная кислота<text:line-break/><draw:control text:anchor-type="as-char" draw:z-index="7" draw:name="Элемент управления 8" draw:style-name="gr1" draw:text-style-name="P11" svg:width="0.265cm" svg:height="0.292cm" draw:control="control8"/> сернистая кислота<text:line-break/><draw:control text:anchor-type="as-char" draw:z-index="8" draw:name="Элемент управления 9" draw:style-name="gr1" draw:text-style-name="P11" svg:width="0.265cm" svg:height="0.292cm" draw:control="control9"/> серная кислота<text:line-break/><draw:control text:anchor-type="as-char" draw:z-index="9" draw:name="Элемент управления 10" draw:style-name="gr1" draw:text-style-name="P11" svg:width="0.265cm" svg:height="0.292cm" draw:control="control10"/> кремниевая кислота</text:p>
      <text:p text:style-name="P4">Вопрос № 4</text:p>
      <text:p text:style-name="P8">H<text:span text:style-name="T2">2</text:span>SiO<text:span text:style-name="T2">3</text:span>-...</text:p>
      <text:p text:style-name="P9"><draw:control text:anchor-type="as-char" draw:z-index="10" draw:name="Элемент управления 11" draw:style-name="gr1" draw:text-style-name="P11" svg:width="0.265cm" svg:height="0.292cm" draw:control="control11"/><text:s/>сероводородная кислота<text:line-break/><draw:control text:anchor-type="as-char" draw:z-index="11" draw:name="Элемент управления 12" draw:style-name="gr1" draw:text-style-name="P11" svg:width="0.265cm" svg:height="0.292cm" draw:control="control12"/> сернистая кислота<text:line-break/><draw:control text:anchor-type="as-char" draw:z-index="12" draw:name="Элемент управления 13" draw:style-name="gr1" draw:text-style-name="P11" svg:width="0.265cm" svg:height="0.292cm" draw:control="control13"/> серная кислота<text:line-break/><draw:control text:anchor-type="as-char" draw:z-index="13" draw:name="Элемент управления 14" draw:style-name="gr1" draw:text-style-name="P11" svg:width="0.265cm" svg:height="0.292cm" draw:control="control14"/> кремниевая кислота</text:p>
      <text:p text:style-name="P4">Вопрос № 5</text:p>
      <text:p text:style-name="P8">HCl -...</text:p>
      <text:p text:style-name="P9"><draw:control text:anchor-type="as-char" draw:z-index="14" draw:name="Элемент управления 15" draw:style-name="gr1" draw:text-style-name="P11" svg:width="0.265cm" svg:height="0.292cm" draw:control="control15"/><text:s/>хлороводородная (соляная) кислота<text:line-break/><draw:control text:anchor-type="as-char" draw:z-index="15" draw:name="Элемент управления 16" draw:style-name="gr1" draw:text-style-name="P11" svg:width="0.265cm" svg:height="0.292cm" draw:control="control16"/> азотная кислота<text:line-break/><draw:control text:anchor-type="as-char" draw:z-index="16" draw:name="Элемент управления 17" draw:style-name="gr1" draw:text-style-name="P11" svg:width="0.265cm" svg:height="0.292cm" draw:control="control17"/> угольная кислота<text:line-break/><draw:control text:anchor-type="as-char" draw:z-index="17" draw:name="Элемент управления 18" draw:style-name="gr1" draw:text-style-name="P11" svg:width="0.265cm" svg:height="0.292cm" draw:control="control18"/> фосфорная кислота</text:p>
      <text:p text:style-name="P4">Вопрос № 6</text:p>
      <text:p text:style-name="P8">HNO<text:span text:style-name="T2">3</text:span>-...</text:p>
      <text:p text:style-name="P9"><draw:control text:anchor-type="as-char" draw:z-index="18" draw:name="Элемент управления 19" draw:style-name="gr1" draw:text-style-name="P11" svg:width="0.265cm" svg:height="0.292cm" draw:control="control19"/><text:s/>хлороводородная (соляная) кислота<text:line-break/><draw:control text:anchor-type="as-char" draw:z-index="19" draw:name="Элемент управления 20" draw:style-name="gr1" draw:text-style-name="P11" svg:width="0.265cm" svg:height="0.292cm" draw:control="control20"/> азотная кислота<text:line-break/><text:soft-page-break/><draw:control text:anchor-type="as-char" draw:z-index="20" draw:name="Элемент управления 21" draw:style-name="gr1" draw:text-style-name="P11" svg:width="0.265cm" svg:height="0.292cm" draw:control="control21"/> угольная кислота<text:line-break/></text:p>
      <text:p text:style-name="P4">Вопрос № 7</text:p>
      <text:p text:style-name="P8">H<text:span text:style-name="T2">2</text:span>CO<text:span text:style-name="T2">3</text:span>-...</text:p>
      <text:p text:style-name="P9"><draw:control text:anchor-type="as-char" draw:z-index="21" draw:name="Элемент управления 22" draw:style-name="gr1" draw:text-style-name="P11" svg:width="0.265cm" svg:height="0.292cm" draw:control="control22"/><text:s/>хлороводородная (соляная) кислота<text:line-break/><draw:control text:anchor-type="as-char" draw:z-index="22" draw:name="Элемент управления 23" draw:style-name="gr1" draw:text-style-name="P11" svg:width="0.265cm" svg:height="0.292cm" draw:control="control23"/> азотная кислота<text:line-break/><draw:control text:anchor-type="as-char" draw:z-index="23" draw:name="Элемент управления 24" draw:style-name="gr1" draw:text-style-name="P11" svg:width="0.265cm" svg:height="0.292cm" draw:control="control24"/> угольная кислота<text:line-break/><draw:control text:anchor-type="as-char" draw:z-index="24" draw:name="Элемент управления 25" draw:style-name="gr1" draw:text-style-name="P11" svg:width="0.265cm" svg:height="0.292cm" draw:control="control25"/> фосфорная кислота</text:p>
      <text:p text:style-name="P4">Вопрос № 8</text:p>
      <text:p text:style-name="P8">H<text:span text:style-name="T2">3</text:span>PO<text:span text:style-name="T2">4</text:span>-...</text:p>
      <text:p text:style-name="P9"><draw:control text:anchor-type="as-char" draw:z-index="25" draw:name="Элемент управления 26" draw:style-name="gr1" draw:text-style-name="P11" svg:width="0.265cm" svg:height="0.292cm" draw:control="control26"/><text:s/>хлороводородная (соляная) кислота<text:line-break/><draw:control text:anchor-type="as-char" draw:z-index="26" draw:name="Элемент управления 27" draw:style-name="gr1" draw:text-style-name="P11" svg:width="0.265cm" svg:height="0.292cm" draw:control="control27"/> азотная кислота<text:line-break/><draw:control text:anchor-type="as-char" draw:z-index="27" draw:name="Элемент управления 28" draw:style-name="gr1" draw:text-style-name="P11" svg:width="0.265cm" svg:height="0.292cm" draw:control="control28"/> угольная кислота<text:line-break/><draw:control text:anchor-type="as-char" draw:z-index="28" draw:name="Элемент управления 29" draw:style-name="gr1" draw:text-style-name="P11" svg:width="0.265cm" svg:height="0.292cm" draw:control="control29"/> фосфорная кислота</text:p>
      <text:p text:style-name="P4">Вопрос № 9</text:p>
      <text:p text:style-name="P8">Кислотный остаток SO<text:span text:style-name="T2">4</text:span>(II) называется...</text:p>
      <text:p text:style-name="P9"><draw:control text:anchor-type="as-char" draw:z-index="29" draw:name="Элемент управления 30" draw:style-name="gr1" draw:text-style-name="P11" svg:width="0.265cm" svg:height="0.292cm" draw:control="control30"/><text:s/>сульфид<text:line-break/><draw:control text:anchor-type="as-char" draw:z-index="30" draw:name="Элемент управления 31" draw:style-name="gr1" draw:text-style-name="P11" svg:width="0.265cm" svg:height="0.292cm" draw:control="control31"/> сульфит<text:line-break/><draw:control text:anchor-type="as-char" draw:z-index="31" draw:name="Элемент управления 32" draw:style-name="gr1" draw:text-style-name="P11" svg:width="0.265cm" svg:height="0.292cm" draw:control="control32"/> сульфат<text:line-break/><draw:control text:anchor-type="as-char" draw:z-index="32" draw:name="Элемент управления 33" draw:style-name="gr1" draw:text-style-name="P11" svg:width="0.265cm" svg:height="0.292cm" draw:control="control33"/> силикат</text:p>
      <text:p text:style-name="P4"><text:span text:style-name="T1">В</text:span>опрос № 10</text:p>
      <text:p text:style-name="P8">Кислотный остаток SO<text:span text:style-name="T2">3</text:span>(II) называется...</text:p>
      <text:p text:style-name="P9"><draw:control text:anchor-type="as-char" draw:z-index="33" draw:name="Элемент управления 34" draw:style-name="gr1" draw:text-style-name="P11" svg:width="0.265cm" svg:height="0.292cm" draw:control="control34"/><text:s/>сульфид<text:line-break/><draw:control text:anchor-type="as-char" draw:z-index="34" draw:name="Элемент управления 35" draw:style-name="gr1" draw:text-style-name="P11" svg:width="0.265cm" svg:height="0.292cm" draw:control="control35"/> сульфит<text:line-break/><draw:control text:anchor-type="as-char" draw:z-index="35" draw:name="Элемент управления 36" draw:style-name="gr1" draw:text-style-name="P11" svg:width="0.265cm" svg:height="0.292cm" draw:control="control36"/> сульфат<text:line-break/><draw:control text:anchor-type="as-char" draw:z-index="36" draw:name="Элемент управления 37" draw:style-name="gr1" draw:text-style-name="P11" svg:width="0.265cm" svg:height="0.292cm" draw:control="control37"/> силикат</text:p>
      <text:p text:style-name="P4">Вопрос № 11</text:p>
      <text:p text:style-name="P8">Кислотный остаток S(II) называется...</text:p>
      <text:p text:style-name="P9"><draw:control text:anchor-type="as-char" draw:z-index="37" draw:name="Элемент управления 38" draw:style-name="gr1" draw:text-style-name="P11" svg:width="0.265cm" svg:height="0.292cm" draw:control="control38"/><text:s/>сульфид<text:line-break/><draw:control text:anchor-type="as-char" draw:z-index="38" draw:name="Элемент управления 39" draw:style-name="gr1" draw:text-style-name="P11" svg:width="0.265cm" svg:height="0.292cm" draw:control="control39"/> сульфит<text:line-break/><draw:control text:anchor-type="as-char" draw:z-index="39" draw:name="Элемент управления 40" draw:style-name="gr1" draw:text-style-name="P11" svg:width="0.265cm" svg:height="0.292cm" draw:control="control40"/> сульфат<text:line-break/><draw:control text:anchor-type="as-char" draw:z-index="40" draw:name="Элемент управления 41" draw:style-name="gr1" draw:text-style-name="P11" svg:width="0.265cm" svg:height="0.292cm" draw:control="control41"/> силикат</text:p>
      <text:p text:style-name="P4">Вопрос № 12</text:p>
      <text:p text:style-name="P8">Кислотный остаток SiO<text:span text:style-name="T2">3</text:span>(II) называется...</text:p>
      <text:p text:style-name="P9"><text:soft-page-break/><draw:control text:anchor-type="as-char" draw:z-index="41" draw:name="Элемент управления 42" draw:style-name="gr1" draw:text-style-name="P11" svg:width="0.265cm" svg:height="0.292cm" draw:control="control42"/><text:s/>сульфид<text:line-break/><draw:control text:anchor-type="as-char" draw:z-index="42" draw:name="Элемент управления 43" draw:style-name="gr1" draw:text-style-name="P11" svg:width="0.265cm" svg:height="0.292cm" draw:control="control43"/> сульфит<text:line-break/><draw:control text:anchor-type="as-char" draw:z-index="43" draw:name="Элемент управления 44" draw:style-name="gr1" draw:text-style-name="P11" svg:width="0.265cm" svg:height="0.292cm" draw:control="control44"/> сульфат<text:line-break/><draw:control text:anchor-type="as-char" draw:z-index="44" draw:name="Элемент управления 45" draw:style-name="gr1" draw:text-style-name="P11" svg:width="0.265cm" svg:height="0.292cm" draw:control="control45"/> силикат</text:p>
      <text:p text:style-name="P4">Вопрос № 13</text:p>
      <text:p text:style-name="P8">Кислотный остаток Cl(I) называется...</text:p>
      <text:p text:style-name="P9"><draw:control text:anchor-type="as-char" draw:z-index="45" draw:name="Элемент управления 46" draw:style-name="gr1" draw:text-style-name="P11" svg:width="0.265cm" svg:height="0.292cm" draw:control="control46"/><text:s/>хлорид<text:line-break/><draw:control text:anchor-type="as-char" draw:z-index="46" draw:name="Элемент управления 47" draw:style-name="gr1" draw:text-style-name="P11" svg:width="0.265cm" svg:height="0.292cm" draw:control="control47"/> нитрат<text:line-break/><draw:control text:anchor-type="as-char" draw:z-index="47" draw:name="Элемент управления 48" draw:style-name="gr1" draw:text-style-name="P11" svg:width="0.265cm" svg:height="0.292cm" draw:control="control48"/> карбонат<text:line-break/><draw:control text:anchor-type="as-char" draw:z-index="48" draw:name="Элемент управления 49" draw:style-name="gr1" draw:text-style-name="P11" svg:width="0.265cm" svg:height="0.292cm" draw:control="control49"/> фосфат</text:p>
      <text:p text:style-name="P4">Вопрос № 14</text:p>
      <text:p text:style-name="P8">Кислотный остаток NO<text:span text:style-name="T2">3</text:span>(I) называется...</text:p>
      <text:p text:style-name="P9"><draw:control text:anchor-type="as-char" draw:z-index="49" draw:name="Элемент управления 50" draw:style-name="gr1" draw:text-style-name="P11" svg:width="0.265cm" svg:height="0.292cm" draw:control="control50"/><text:s/>хлорид<text:line-break/><draw:control text:anchor-type="as-char" draw:z-index="50" draw:name="Элемент управления 51" draw:style-name="gr1" draw:text-style-name="P11" svg:width="0.265cm" svg:height="0.292cm" draw:control="control51"/> нитрат<text:line-break/><draw:control text:anchor-type="as-char" draw:z-index="51" draw:name="Элемент управления 52" draw:style-name="gr1" draw:text-style-name="P11" svg:width="0.265cm" svg:height="0.292cm" draw:control="control52"/> карбонат<text:line-break/><draw:control text:anchor-type="as-char" draw:z-index="52" draw:name="Элемент управления 53" draw:style-name="gr1" draw:text-style-name="P11" svg:width="0.265cm" svg:height="0.292cm" draw:control="control53"/> фосфат</text:p>
      <text:p text:style-name="P4">Вопрос № 15</text:p>
      <text:p text:style-name="P8">Кислотный остаток CO<text:span text:style-name="T2">3</text:span>(II) называется...</text:p>
      <text:p text:style-name="P9"><draw:control text:anchor-type="as-char" draw:z-index="53" draw:name="Элемент управления 54" draw:style-name="gr1" draw:text-style-name="P11" svg:width="0.265cm" svg:height="0.292cm" draw:control="control54"/><text:s/>хлорид<text:line-break/><draw:control text:anchor-type="as-char" draw:z-index="54" draw:name="Элемент управления 55" draw:style-name="gr1" draw:text-style-name="P11" svg:width="0.265cm" svg:height="0.292cm" draw:control="control55"/> нитрат<text:line-break/><draw:control text:anchor-type="as-char" draw:z-index="55" draw:name="Элемент управления 56" draw:style-name="gr1" draw:text-style-name="P11" svg:width="0.265cm" svg:height="0.292cm" draw:control="control56"/> карбонат<text:line-break/><draw:control text:anchor-type="as-char" draw:z-index="56" draw:name="Элемент управления 57" draw:style-name="gr1" draw:text-style-name="P11" svg:width="0.265cm" svg:height="0.292cm" draw:control="control57"/> фосфат</text:p>
      <text:p text:style-name="P4">Вопрос № 16</text:p>
      <text:p text:style-name="P8">Кислотный остаток PO<text:span text:style-name="T2">4</text:span>(II) называется...</text:p>
      <text:p text:style-name="P9"><draw:control text:anchor-type="as-char" draw:z-index="57" draw:name="Элемент управления 58" draw:style-name="gr1" draw:text-style-name="P11" svg:width="0.265cm" svg:height="0.292cm" draw:control="control58"/><text:s/>хлорид<text:line-break/><draw:control text:anchor-type="as-char" draw:z-index="58" draw:name="Элемент управления 59" draw:style-name="gr1" draw:text-style-name="P11" svg:width="0.265cm" svg:height="0.292cm" draw:control="control59"/> нитрат<text:line-break/><draw:control text:anchor-type="as-char" draw:z-index="59" draw:name="Элемент управления 60" draw:style-name="gr1" draw:text-style-name="P11" svg:width="0.265cm" svg:height="0.292cm" draw:control="control60"/> карбонат<text:line-break/><draw:control text:anchor-type="as-char" draw:z-index="60" draw:name="Элемент управления 61" draw:style-name="gr1" draw:text-style-name="P11" svg:width="0.265cm" svg:height="0.292cm" draw:control="control61"/> фосфат</text:p>
      <text:p text:style-name="P4">Вопрос № 17</text:p>
      <text:p text:style-name="P8">Обнаружить наличие кислоты в растворах можно при помощи...</text:p>
      <text:p text:style-name="P9"><draw:control text:anchor-type="as-char" draw:z-index="61" draw:name="Элемент управления 62" draw:style-name="gr1" draw:text-style-name="P11" svg:width="0.265cm" svg:height="0.292cm" draw:control="control62"/><text:s/>импликатора<text:line-break/><draw:control text:anchor-type="as-char" draw:z-index="62" draw:name="Элемент управления 63" draw:style-name="gr1" draw:text-style-name="P11" svg:width="0.265cm" svg:height="0.292cm" draw:control="control63"/> ингибитора<text:line-break/><draw:control text:anchor-type="as-char" draw:z-index="63" draw:name="Элемент управления 64" draw:style-name="gr1" draw:text-style-name="P11" svg:width="0.265cm" svg:height="0.292cm" draw:control="control64"/> индикатора<text:line-break/><draw:control text:anchor-type="as-char" draw:z-index="64" draw:name="Элемент управления 65" draw:style-name="gr1" draw:text-style-name="P11" svg:width="0.265cm" svg:height="0.292cm" draw:control="control65"/> индюка</text:p>
      <text:p text:style-name="P4">Вопрос № 18</text:p>
      <text:p text:style-name="P8"><text:soft-page-break/>Верно ли утверждение: "В состав кислот входят атомы водорода и кислотные остатки"?</text:p>
      <text:p text:style-name="P9"><draw:control text:anchor-type="as-char" draw:z-index="65" draw:name="Элемент управления 66" draw:style-name="gr1" draw:text-style-name="P11" svg:width="0.265cm" svg:height="0.292cm" draw:control="control66"/><text:s/>да<text:line-break/><draw:control text:anchor-type="as-char" draw:z-index="66" draw:name="Элемент управления 67" draw:style-name="gr1" draw:text-style-name="P11" svg:width="0.265cm" svg:height="0.292cm" draw:control="control67"/> нет<text:line-break/><draw:control text:anchor-type="as-char" draw:z-index="67" draw:name="Элемент управления 68" draw:style-name="gr1" draw:text-style-name="P11" svg:width="0.265cm" svg:height="0.292cm" draw:control="control68"/> иногда<text:line-break/><draw:control text:anchor-type="as-char" draw:z-index="68" draw:name="Элемент управления 69" draw:style-name="gr1" draw:text-style-name="P11" svg:width="0.265cm" svg:height="0.292cm" draw:control="control69"/> не знаю</text:p>
      <text:p text:style-name="P4">Вопрос № 19</text:p>
      <text:p text:style-name="P8">Верно ли утверждение: "Если в состав молекулы входят атомы водорода, то это кислота"?</text:p>
      <text:p text:style-name="P9"><draw:control text:anchor-type="as-char" draw:z-index="69" draw:name="Элемент управления 70" draw:style-name="gr1" draw:text-style-name="P11" svg:width="0.265cm" svg:height="0.292cm" draw:control="control70"/><text:s/>да<text:line-break/><draw:control text:anchor-type="as-char" draw:z-index="70" draw:name="Элемент управления 71" draw:style-name="gr1" draw:text-style-name="P11" svg:width="0.265cm" svg:height="0.292cm" draw:control="control71"/> нет<text:line-break/><draw:control text:anchor-type="as-char" draw:z-index="71" draw:name="Элемент управления 72" draw:style-name="gr1" draw:text-style-name="P11" svg:width="0.265cm" svg:height="0.292cm" draw:control="control72"/> иногда<text:line-break/><draw:control text:anchor-type="as-char" draw:z-index="72" draw:name="Элемент управления 73" draw:style-name="gr1" draw:text-style-name="P11" svg:width="0.265cm" svg:height="0.292cm" draw:control="control73"/> не знаю</text:p>
      <text:p text:style-name="P4">Вопрос № 20</text:p>
      <text:p text:style-name="P8">Что не является индикатором?</text:p>
      <text:p text:style-name="P9"><draw:control text:anchor-type="as-char" draw:z-index="73" draw:name="Элемент управления 74" draw:style-name="gr1" draw:text-style-name="P11" svg:width="0.265cm" svg:height="0.292cm" draw:control="control74"/><text:s/>фенолфталеин<text:line-break/><draw:control text:anchor-type="as-char" draw:z-index="74" draw:name="Элемент управления 75" draw:style-name="gr1" draw:text-style-name="P11" svg:width="0.265cm" svg:height="0.292cm" draw:control="control75"/> лакмус<text:line-break/><draw:control text:anchor-type="as-char" draw:z-index="75" draw:name="Элемент управления 76" draw:style-name="gr1" draw:text-style-name="P11" svg:width="0.265cm" svg:height="0.292cm" draw:control="control76"/> архимандрит<text:line-break/><draw:control text:anchor-type="as-char" draw:z-index="76" draw:name="Элемент управления 77" draw:style-name="gr1" draw:text-style-name="P11" svg:width="0.265cm" svg:height="0.292cm" draw:control="control77"/> метилоранж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14:12.398149771</meta:creation-date>
    <dc:date>2024-11-02T09:58:02.864636414</dc:date>
    <meta:editing-duration>PT43M50S</meta:editing-duration>
    <meta:editing-cycles>2</meta:editing-cycles>
    <meta:generator>LibreOffice/7.6.4.1$Linux_X86_64 LibreOffice_project/60$Build-1</meta:generator>
    <meta:document-statistic meta:table-count="1" meta:image-count="0" meta:object-count="0" meta:page-count="4" meta:paragraph-count="62" meta:word-count="256" meta:character-count="1881" meta:non-whitespace-character-count="1609"/>
  </office:meta>
</office:document-meta>
</file>